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awable, DrawDecorator etc</text:p>
      <text:p text:style-name="Standard">What these classes do, and how they are combined</text:p>
      <text:p text:style-name="Standard"/>
      <text:h text:style-name="Heading_20_1" text:outline-level="1">Drawable </text:h>
      <text:p text:style-name="Standard">Abstract base class for things which AmjuGL can draw.</text:p>
      <text:p text:style-name="Standard">Pure virtual functions Init() and Draw().</text:p>
      <text:p text:style-name="Standard"/>
      <text:p text:style-name="Standard">AmjuGL::Draw() simply calls Draw() on its Drawable parameter.</text:p>
      <text:p text:style-name="Standard"/>
      <text:p text:style-name="Standard">Examples: TriListStatic and TriListDynamic are Drawables. These are created by a factory in the AmjuGL implementation (i.e. something like the Abstract Factory pattern is used here). </text:p>
      <text:p text:style-name="Standard"/>
      <text:h text:style-name="Heading_20_1" text:outline-level="1">DrawDecorator</text:h>
      <text:p text:style-name="Standard">Derives from Drawable, and holds a pointer to a function [a DrawFunc, defined as void(*)() ]which does some drawing. This function could be called more than once, for multi-pass effects, with the camera moved from one pass to the next. This allows for shadow mapping, stereo, etc.</text:p>
      <text:p text:style-name="Standard"/>
      <text:p text:style-name="Standard">DrawDecoratorNull trivially calls its DrawFunc in Draw().</text:p>
      <text:p text:style-name="Standard"/>
      <text:p text:style-name="Standard"/>
      <text:h text:style-name="Heading_20_1" text:outline-level="1">FullScreenPostProcess</text:h>
      <text:p text:style-name="Standard">Mixin class with no base class. Used for postprocessing effects. Draws a full screen quad, using a Shader, set in SetPostProcessShader. We use a texture to render the quad of course – this is sure to be a render target of a previous pass. So we use this rendered texture and the shader when we draw the quad.</text:p>
      <text:p text:style-name="Standard"/>
      <text:h text:style-name="Heading_20_1" text:outline-level="1">DepthOfField</text:h>
      <text:p text:style-name="Standard">Derives from DrawDecorator and FullScreenPostProcess.</text:p>
      <text:p text:style-name="Standard">How does it work?</text:p>
      <text:p text:style-name="Standard">This is a post processing effect. When we draw the full screen quad, we use the depth buffer, which we rendered to texture when we rendered the scene to a tex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4-12-22T08:21:03</meta:creation-date>
    <dc:date>2014-12-22T19:07:03</dc:date>
    <dc:creator>Jason Colman</dc:creator>
    <meta:editing-duration>PT10H46M</meta:editing-duration>
    <meta:editing-cycles>5</meta:editing-cycles>
    <meta:generator>OpenOffice/4.1.0$Unix OpenOffice.org_project/410m18$Build-9764</meta:generator>
    <meta:document-statistic meta:table-count="0" meta:image-count="0" meta:object-count="0" meta:page-count="1" meta:paragraph-count="16" meta:word-count="217" meta:character-count="1346"/>
  </office:meta>
</office:document-meta>
</file>